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6.859cm" table:align="right"/>
    </style:style>
    <style:style style:name="Table1.A" style:family="table-column">
      <style:table-column-properties style:column-width="2.693cm"/>
    </style:style>
    <style:style style:name="Table1.B" style:family="table-column">
      <style:table-column-properties style:column-width="2.838cm"/>
    </style:style>
    <style:style style:name="Table1.C" style:family="table-column">
      <style:table-column-properties style:column-width="2.815cm"/>
    </style:style>
    <style:style style:name="Table1.F" style:family="table-column">
      <style:table-column-properties style:column-width="2.83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2">
      <style:text-properties fo:font-size="12pt" officeooo:paragraph-rsid="001bebaa" style:font-size-asian="12pt" style:font-size-complex="12pt"/>
    </style:style>
    <style:style style:name="P2" style:family="paragraph" style:parent-style-name="Text_20_body">
      <style:text-properties fo:font-size="12pt" style:text-underline-style="none" fo:font-weight="normal" officeooo:rsid="001bebaa" officeooo:paragraph-rsid="001c054e" style:font-weight-asian="normal" style:font-weight-complex="normal"/>
    </style:style>
    <style:style style:name="P3" style:family="paragraph" style:parent-style-name="Standard">
      <style:text-properties fo:font-size="14pt" style:text-underline-style="none" fo:font-weight="normal" officeooo:rsid="0023dc33" officeooo:paragraph-rsid="0019cf47" style:font-weight-asian="normal" style:font-weight-complex="normal"/>
    </style:style>
    <style:style style:name="P4" style:family="paragraph" style:parent-style-name="Standard">
      <style:text-properties fo:font-size="14pt" style:text-underline-style="none" fo:font-weight="normal" officeooo:rsid="00240f73" officeooo:paragraph-rsid="0019cf47" style:font-weight-asian="normal" style:font-weight-complex="normal"/>
    </style:style>
    <style:style style:name="P5" style:family="paragraph" style:parent-style-name="Standard">
      <style:text-properties fo:font-size="14pt" style:text-underline-style="none" fo:font-weight="bold" officeooo:rsid="0023dc33" officeooo:paragraph-rsid="0019cf47" style:font-weight-asian="bold" style:font-weight-complex="bold"/>
    </style:style>
    <style:style style:name="P6" style:family="paragraph" style:parent-style-name="Standard">
      <style:text-properties fo:font-size="16pt" fo:font-weight="bold" style:font-weight-asian="bold" style:font-weight-complex="bold"/>
    </style:style>
    <style:style style:name="P7" style:family="paragraph" style:parent-style-name="Standard">
      <style:text-properties fo:font-size="16pt" fo:font-weight="bold" officeooo:paragraph-rsid="001a41c2" style:font-weight-asian="bold" style:font-weight-complex="bold"/>
    </style:style>
    <style:style style:name="P8" style:family="paragraph" style:parent-style-name="Standard">
      <style:text-properties fo:font-size="16pt" fo:font-weight="bold" officeooo:rsid="001bebaa" officeooo:paragraph-rsid="001bebaa" style:font-weight-asian="bold" style:font-weight-complex="bold"/>
    </style:style>
    <style:style style:name="P9" style:family="paragraph" style:parent-style-name="Standard">
      <style:text-properties fo:font-size="16pt" style:text-underline-style="none" fo:font-weight="bold" officeooo:rsid="0019cf47" officeooo:paragraph-rsid="0019cf47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style:text-underline-style="none" fo:font-weight="bold" officeooo:rsid="0023dc33" officeooo:paragraph-rsid="001a41c2" style:font-weight-asian="bold" style:font-weight-complex="bold"/>
    </style:style>
    <style:style style:name="P11" style:family="paragraph" style:parent-style-name="Standard">
      <style:text-properties fo:font-size="16pt" style:text-underline-style="none" fo:font-weight="bold" officeooo:rsid="001a41c2" officeooo:paragraph-rsid="001a41c2" style:font-weight-asian="bold" style:font-weight-complex="bold"/>
    </style:style>
    <style:style style:name="P12" style:family="paragraph" style:parent-style-name="Standard">
      <style:text-properties fo:font-size="18pt" fo:font-weight="bold" style:font-weight-asian="bold" style:font-weight-complex="bold"/>
    </style:style>
    <style:style style:name="P13" style:family="paragraph" style:parent-style-name="Standard" style:list-style-name="L1">
      <style:text-properties officeooo:paragraph-rsid="0019cf47"/>
    </style:style>
    <style:style style:name="P14" style:family="paragraph" style:parent-style-name="Standard">
      <style:text-properties fo:font-size="12pt" style:text-underline-style="none" fo:font-weight="normal" officeooo:rsid="00240f73" officeooo:paragraph-rsid="001a41c2" style:font-weight-asian="normal" style:font-weight-complex="normal"/>
    </style:style>
    <style:style style:name="P15" style:family="paragraph" style:parent-style-name="Standard" style:list-style-name="L5">
      <style:text-properties fo:font-size="12pt" style:text-underline-style="none" fo:font-weight="normal" officeooo:rsid="00240f73" officeooo:paragraph-rsid="001a41c2" style:font-weight-asian="normal" style:font-weight-complex="normal"/>
    </style:style>
    <style:style style:name="P16" style:family="paragraph" style:parent-style-name="Standard" style:list-style-name="L5">
      <style:text-properties fo:font-size="12pt" style:text-underline-style="none" fo:font-weight="normal" officeooo:rsid="001bebaa" officeooo:paragraph-rsid="001bebaa" style:font-weight-asian="normal" style:font-weight-complex="normal"/>
    </style:style>
    <style:style style:name="P17" style:family="paragraph" style:parent-style-name="Standard">
      <style:text-properties fo:font-size="12pt" style:text-underline-style="none" fo:font-weight="normal" officeooo:rsid="0023dc33" officeooo:paragraph-rsid="001a41c2" style:font-weight-asian="normal" style:font-weight-complex="normal"/>
    </style:style>
    <style:style style:name="P18" style:family="paragraph" style:parent-style-name="Standard" style:list-style-name="L5">
      <style:text-properties fo:font-size="12pt" style:text-underline-style="none" fo:font-weight="normal" officeooo:rsid="0023dc33" officeooo:paragraph-rsid="001a41c2" style:font-weight-asian="normal" style:font-weight-complex="normal"/>
    </style:style>
    <style:style style:name="P19" style:family="paragraph" style:parent-style-name="Standard" style:list-style-name="L3">
      <style:text-properties fo:font-size="12pt" style:text-underline-style="none" fo:font-weight="normal" officeooo:rsid="0023dc33" officeooo:paragraph-rsid="0019cf47" style:font-weight-asian="normal" style:font-weight-complex="normal"/>
    </style:style>
    <style:style style:name="P20" style:family="paragraph" style:parent-style-name="Standard">
      <style:text-properties fo:font-size="12pt" style:text-underline-style="none" fo:font-weight="normal" officeooo:rsid="0023dc33" officeooo:paragraph-rsid="001e14da" style:font-weight-asian="normal" style:font-weight-complex="normal"/>
    </style:style>
    <style:style style:name="P21" style:family="paragraph" style:parent-style-name="Standard">
      <style:text-properties fo:font-size="12pt" fo:font-weight="normal" officeooo:paragraph-rsid="001a41c2" style:font-weight-asian="normal" style:font-weight-complex="normal"/>
    </style:style>
    <style:style style:name="P22" style:family="paragraph" style:parent-style-name="Standard">
      <style:text-properties fo:font-size="12pt" fo:font-weight="normal" officeooo:rsid="001bebaa" officeooo:paragraph-rsid="001bebaa" style:font-weight-asian="normal" style:font-weight-complex="normal"/>
    </style:style>
    <style:style style:name="P23" style:family="paragraph" style:parent-style-name="Standard" style:list-style-name="L2"/>
    <style:style style:name="P24" style:family="paragraph" style:parent-style-name="Standard">
      <style:text-properties fo:font-size="22pt" style:text-underline-style="none" fo:font-weight="normal" officeooo:rsid="00220887" officeooo:paragraph-rsid="0019cf47" style:font-weight-asian="normal" style:font-weight-complex="normal"/>
    </style:style>
    <style:style style:name="P25" style:family="paragraph" style:parent-style-name="Standard">
      <style:text-properties officeooo:paragraph-rsid="001a41c2"/>
    </style:style>
    <style:style style:name="P26" style:family="paragraph" style:parent-style-name="Standard">
      <style:text-properties fo:font-weight="normal" officeooo:paragraph-rsid="001bebaa" style:font-weight-asian="normal" style:font-weight-complex="normal"/>
    </style:style>
    <style:style style:name="P27" style:family="paragraph" style:parent-style-name="Standard">
      <style:text-properties fo:font-weight="normal" officeooo:paragraph-rsid="001d7f82" style:font-weight-asian="normal" style:font-weight-complex="normal"/>
    </style:style>
    <style:style style:name="P28" style:family="paragraph" style:parent-style-name="Standard">
      <style:text-properties officeooo:rsid="001a41c2" officeooo:paragraph-rsid="001a41c2"/>
    </style:style>
    <style:style style:name="P29" style:family="paragraph" style:parent-style-name="Standard">
      <style:text-properties officeooo:paragraph-rsid="001bebaa"/>
    </style:style>
    <style:style style:name="P30" style:family="paragraph" style:parent-style-name="Standard" style:master-page-name="">
      <loext:graphic-properties draw:fill="none"/>
      <style:paragraph-properties fo:margin-left="2.3cm" fo:margin-right="0cm" fo:text-indent="0cm" style:auto-text-indent="false" style:page-number="auto" fo:background-color="transparent"/>
    </style:style>
    <style:style style:name="P31" style:family="paragraph" style:parent-style-name="Standard">
      <loext:graphic-properties draw:fill="none"/>
      <style:paragraph-properties fo:margin-left="2.3cm" fo:margin-right="0cm" fo:text-indent="0cm" style:auto-text-indent="false" fo:background-color="transparent"/>
    </style:style>
    <style:style style:name="P3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style:text-underline-style="none" fo:font-weight="normal" officeooo:rsid="00240f73" officeooo:paragraph-rsid="001a41c2" style:font-weight-asian="normal" style:font-weight-complex="normal"/>
    </style:style>
    <style:style style:name="P33" style:family="paragraph" style:parent-style-name="Standard">
      <style:paragraph-properties fo:break-before="page"/>
      <style:text-properties fo:font-size="12pt" style:text-underline-style="none" fo:font-weight="normal" officeooo:rsid="00240f73" officeooo:paragraph-rsid="001a41c2" style:font-weight-asian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font-size="10pt" officeooo:rsid="0023dc33" officeooo:paragraph-rsid="0019cf47"/>
    </style:style>
    <style:style style:name="P35" style:family="paragraph" style:parent-style-name="Table_20_Contents">
      <style:paragraph-properties fo:text-align="center" style:justify-single-word="false"/>
      <style:text-properties fo:font-size="10pt" officeooo:paragraph-rsid="0019cf47"/>
    </style:style>
    <style:style style:name="P36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23dc33" officeooo:paragraph-rsid="0019cf47" style:font-size-asian="14pt" style:font-weight-asian="normal" style:font-size-complex="14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Liberation Serif" fo:font-size="14pt" fo:font-weight="normal" officeooo:rsid="0023dc33" officeooo:paragraph-rsid="0019cf47" style:font-size-asian="14pt" style:font-weight-asian="normal" style:font-size-complex="14pt" style:font-weight-complex="normal"/>
    </style:style>
    <style:style style:name="P38" style:family="paragraph">
      <style:paragraph-properties fo:text-align="center"/>
    </style:style>
    <style:style style:name="P39" style:family="paragraph">
      <loext:graphic-properties draw:fill="none"/>
    </style:style>
    <style:style style:name="T1" style:family="text">
      <style:text-properties officeooo:rsid="0019cf47"/>
    </style:style>
    <style:style style:name="T2" style:family="text">
      <style:text-properties fo:font-size="16pt" fo:font-weight="bold" style:font-weight-asian="bold" style:font-weight-complex="bold"/>
    </style:style>
    <style:style style:name="T3" style:family="text">
      <style:text-properties fo:font-size="16pt" style:text-underline-style="none" fo:font-weight="bold" officeooo:rsid="001a41c2" style:font-weight-asian="bold" style:font-weight-complex="bold"/>
    </style:style>
    <style:style style:name="T4" style:family="text">
      <style:text-properties officeooo:rsid="001a41c2"/>
    </style:style>
    <style:style style:name="T5" style:family="text">
      <style:text-properties officeooo:rsid="00240f73"/>
    </style:style>
    <style:style style:name="T6" style:family="text">
      <style:text-properties officeooo:rsid="00241fc5"/>
    </style:style>
    <style:style style:name="T7" style:family="text">
      <style:text-properties officeooo:rsid="001ad604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1a41c2"/>
    </style:style>
    <style:style style:name="T10" style:family="text">
      <style:text-properties style:text-underline-style="none" officeooo:rsid="001c054e"/>
    </style:style>
    <style:style style:name="T11" style:family="text">
      <style:text-properties fo:font-size="12pt" style:text-underline-style="none" fo:font-weight="normal" officeooo:rsid="001bebaa" style:font-weight-asian="normal" style:font-weight-complex="normal"/>
    </style:style>
    <style:style style:name="T12" style:family="text">
      <style:text-properties fo:font-size="12pt" style:text-underline-style="none" fo:font-weight="bold" officeooo:rsid="001bebaa" style:font-weight-asian="normal" style:font-weight-complex="normal"/>
    </style:style>
    <style:style style:name="T13" style:family="text">
      <style:text-properties fo:font-size="12pt" style:text-underline-style="none" officeooo:rsid="001bebaa"/>
    </style:style>
    <style:style style:name="T14" style:family="text">
      <style:text-properties fo:font-size="12pt" style:text-underline-style="none" officeooo:rsid="001d7f82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2pt" fo:font-weight="normal" style:font-size-asian="12pt" style:font-weight-asian="normal" style:font-size-complex="12pt" style:font-weight-complex="normal"/>
    </style:style>
    <style:style style:name="T18" style:family="text">
      <style:text-properties officeooo:rsid="001c054e"/>
    </style:style>
    <style:style style:name="T19" style:family="text">
      <style:text-properties fo:font-size="14pt"/>
    </style:style>
    <style:style style:name="T20" style:family="text">
      <style:text-properties style:font-name="Liberation Mono" fo:font-size="12pt" fo:font-weight="normal" officeooo:rsid="001c054e" style:font-name-asian="DejaVu Sans Mono" style:font-size-asian="12pt" style:font-weight-asian="normal" style:font-name-complex="Liberation Mono" style:font-size-complex="12pt" style:font-weight-complex="normal"/>
    </style:style>
    <style:style style:name="T21" style:family="text">
      <style:text-properties style:font-name="Liberation Mono" style:font-name-asian="DejaVu Sans Mono" style:font-size-asian="12pt" style:font-name-complex="Liberation Mono" style:font-size-complex="12pt"/>
    </style:style>
    <style:style style:name="T22" style:family="text">
      <style:text-properties officeooo:rsid="001d7f82"/>
    </style:style>
    <style:style style:name="T23" style:family="text">
      <style:text-properties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justify" draw:textarea-vertical-align="middle" draw:auto-grow-height="false" fo:min-height="0.781cm" fo:min-width="2.1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textarea-horizontal-align="justify" draw:textarea-vertical-align="middle" draw:auto-grow-height="false" fo:min-height="0.769cm" fo:min-width="2.1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Title : </text:span>Iptables <text:span text:style-name="T1">in Linux Firewall</text:span></text:p>
      <text:p text:style-name="P12"/>
      <text:p text:style-name="Standard"/>
      <text:p text:style-name="P6">Intro</text:p>
      <text:p text:style-name="Standard">Managing network traffic is one of the toughest jobs a system administrators has to deal with. He must configure the firewall in such a way that it will meet the system and users requirements for both incoming and outgoing connections, without leaving the system vulnerable to attacks.</text:p>
      <text:p text:style-name="Standard">This is where iptables come in handy. Iptables is a Linux command line firewall that allows system administrators to manage incoming and outgoing traffic via a set of configurable table rules.</text:p>
      <text:p text:style-name="Standard"/>
      <text:p text:style-name="P6">What is an iptable</text:p>
      <text:p text:style-name="Standard">Iptables is a command line tool used to set up,and configure the firewall through set of tables to filter packets.</text:p>
      <text:p text:style-name="Standard">These tables contain multiple chains which are nothing, but the set of rules which can be built-in or user defined according to which the traffic is allowed on the machine. It is one of the way to set-up firewall as iptables monitors the traffic and filter it according to the specified rules. </text:p>
      <text:p text:style-name="P28"/>
      <text:p text:style-name="Standard"><text:span text:style-name="T2">TABLES</text:span></text:p>
      <text:p text:style-name="Standard">There are currently five independent tables</text:p>
      <text:list xml:id="list2539046290" text:style-name="L1">
        <text:list-item>
          <text:p text:style-name="P13">filter <text:span text:style-name="T22">==&gt; </text:span>default table used for filtering packets. <text:tab/><text:tab/></text:p>
        </text:list-item>
        <text:list-item>
          <text:p text:style-name="P13">Nat <text:span text:style-name="T22">==&gt; c</text:span>onsulted when a packet that creates a new connection </text:p>
        </text:list-item>
        <text:list-item>
          <text:p text:style-name="P13">mangle <text:span text:style-name="T22">==&gt;u</text:span>sed for specialized packet alteration such as alteration ip-headers of the packet</text:p>
        </text:list-item>
        <text:list-item>
          <text:p text:style-name="P13">raw <text:span text:style-name="T22">==&gt;</text:span> used mainly for configuring exemptions from connection tracking </text:p>
        </text:list-item>
        <text:list-item>
          <text:p text:style-name="P13">security <text:span text:style-name="T22">==&gt;</text:span>used for Mandatory Access Control (MAC) networking rules</text:p>
        </text:list-item>
      </text:list>
      <text:p text:style-name="Standard"/>
      <text:p text:style-name="P6">Chains</text:p>
      <text:list xml:id="list2555365270" text:style-name="L2">
        <text:list-item>
          <text:p text:style-name="P23">point in the route of the packet where we can apply rules</text:p>
        </text:list-item>
        <text:list-item>
          <text:p text:style-name="P23">not all chains available for all tables </text:p>
        </text:list-item>
        <text:list-item>
          <text:p text:style-name="P23">there are 5 types</text:p>
        </text:list-item>
      </text:list>
      <text:p text:style-name="P30"><text:s text:c="4"/>• Pre-routing</text:p>
      <text:p text:style-name="P31"><text:s text:c="8"/>◦ applied to any incomming packet very soon after entering network</text:p>
      <text:p text:style-name="P31"><text:s text:c="8"/>◦ processed before any routing decision is made</text:p>
      <text:p text:style-name="P31"><text:s text:c="4"/>• Input</text:p>
      <text:p text:style-name="P31"><text:s text:c="8"/>◦ applied when a packet enteers a system</text:p>
      <text:p text:style-name="P31"><text:s text:c="8"/>◦ processed after pre-routing</text:p>
      <text:p text:style-name="P31"><text:s text:c="4"/>• Forward</text:p>
      <text:p text:style-name="P31"><text:s text:c="8"/>◦ applied to a packet that is forwarded through our system</text:p>
      <text:p text:style-name="P31"><text:s text:c="4"/>• Output</text:p>
      <text:p text:style-name="P31"><text:s text:c="8"/>◦ applied to a packet that is originated from the system or packet going out</text:p>
      <text:p text:style-name="P31"><text:s text:c="4"/>• post-routing</text:p>
      <text:p text:style-name="P31"><text:s text:c="8"/>◦ <text:s/>applied to a packet that is outgoing or forwarded</text:p>
      <text:p text:style-name="P31"><text:s text:c="8"/>◦ processed after routing decision is made and just before packet is transmitted </text:p>
      <text:p text:style-name="P10">Rules</text:p>
      <text:list xml:id="list3040643649" text:style-name="L5">
        <text:list-item>
          <text:p text:style-name="P18"><text:span text:style-name="T4">they are </text:span>user defined commands to manipulate the network traffic</text:p>
        </text:list-item>
        <text:list-item>
          <text:p text:style-name="P15">if rules dosent match the next rule in chain is examined</text:p>
        </text:list-item>
        <text:list-item>
          <text:p text:style-name="P15">if rules match then the next rule is specified by rules target value</text:p>
        </text:list-item>
        <text:list-item>
          <text:p text:style-name="P16">rules created are not persistant</text:p>
        </text:list-item>
      </text:list>
      <text:p text:style-name="P32"/>
      <text:p text:style-name="P9"><text:soft-page-break/>Table to show the order in which tables and their respective chains are traversed for validating rules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2"/>
        <table:table-column table:style-name="Table1.F"/>
        <table:table-row>
          <table:table-cell table:style-name="Table1.A1" office:value-type="string">
            <text:p text:style-name="P36">Tables/Chains</text:p>
          </table:table-cell>
          <table:table-cell table:style-name="Table1.A1" office:value-type="string">
            <text:p text:style-name="P37">Pre routing</text:p>
          </table:table-cell>
          <table:table-cell table:style-name="Table1.A1" office:value-type="string">
            <text:p text:style-name="P37">Input</text:p>
          </table:table-cell>
          <table:table-cell table:style-name="Table1.A1" office:value-type="string">
            <text:p text:style-name="P37">Forward</text:p>
          </table:table-cell>
          <table:table-cell table:style-name="Table1.A1" office:value-type="string">
            <text:p text:style-name="P37">Output</text:p>
          </table:table-cell>
          <table:table-cell table:style-name="Table1.F1" office:value-type="string">
            <text:p text:style-name="P37">Post routing</text:p>
          </table:table-cell>
        </table:table-row>
        <table:table-row>
          <table:table-cell table:style-name="Table1.A2" office:value-type="string">
            <text:p text:style-name="P34">raw</text:p>
          </table:table-cell>
          <table:table-cell table:style-name="Table1.A2" office:value-type="string">
            <text:p text:style-name="P34">Y</text:p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4">Y</text:p>
          </table:table-cell>
          <table:table-cell table:style-name="Table1.F2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34">Mangle</text:p>
          </table:table-cell>
          <table:table-cell table:style-name="Table1.A2" office:value-type="string">
            <text:p text:style-name="P34">Y</text:p>
          </table:table-cell>
          <table:table-cell table:style-name="Table1.A2" office:value-type="string">
            <text:p text:style-name="P34">Y</text:p>
          </table:table-cell>
          <table:table-cell table:style-name="Table1.A2" office:value-type="string">
            <text:p text:style-name="P34">Y</text:p>
          </table:table-cell>
          <table:table-cell table:style-name="Table1.A2" office:value-type="string">
            <text:p text:style-name="P34">Y</text:p>
          </table:table-cell>
          <table:table-cell table:style-name="Table1.F2" office:value-type="string">
            <text:p text:style-name="P34">Y</text:p>
          </table:table-cell>
        </table:table-row>
        <table:table-row>
          <table:table-cell table:style-name="Table1.A2" office:value-type="string">
            <text:p text:style-name="P34">nat(DNAT)</text:p>
          </table:table-cell>
          <table:table-cell table:style-name="Table1.A2" office:value-type="string">
            <text:p text:style-name="P34">Y</text:p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4">Y</text:p>
          </table:table-cell>
          <table:table-cell table:style-name="Table1.F2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34">filter</text:p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4">Y</text:p>
          </table:table-cell>
          <table:table-cell table:style-name="Table1.A2" office:value-type="string">
            <text:p text:style-name="P34">Y</text:p>
          </table:table-cell>
          <table:table-cell table:style-name="Table1.A2" office:value-type="string">
            <text:p text:style-name="P34">Y</text:p>
          </table:table-cell>
          <table:table-cell table:style-name="Table1.F2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34">security</text:p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4">Y</text:p>
          </table:table-cell>
          <table:table-cell table:style-name="Table1.A2" office:value-type="string">
            <text:p text:style-name="P34">Y</text:p>
          </table:table-cell>
          <table:table-cell table:style-name="Table1.A2" office:value-type="string">
            <text:p text:style-name="P34">Y</text:p>
          </table:table-cell>
          <table:table-cell table:style-name="Table1.F2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34">nat(SNAT)</text:p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4">Y</text:p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F2" office:value-type="string">
            <text:p text:style-name="P34">Y</text:p>
          </table:table-cell>
        </table:table-row>
      </table:table>
      <text:p text:style-name="P24"/>
      <text:p text:style-name="P9">Some important chain sequence :</text:p>
      <text:list xml:id="list3653698557" text:style-name="L3">
        <text:list-item>
          <text:p text:style-name="P19">Incoming packets destined for the local system -&gt; Pre -&gt; Input</text:p>
        </text:list-item>
        <text:list-item>
          <text:p text:style-name="P19">Incoming packets destined for another host-&gt; Pre -&gt; Forward -&gt; Post</text:p>
        </text:list-item>
        <text:list-item>
          <text:p text:style-name="P19">Locally generated packet -&gt; Output -&gt; Post</text:p>
        </text:list-item>
      </text:list>
      <text:p text:style-name="P5"/>
      <text:p text:style-name="P11"/>
      <text:p text:style-name="P11">Example to understand</text:p>
      <text:p text:style-name="P17"><draw:custom-shape text:anchor-type="paragraph" draw:z-index="2" draw:name="Shape2" draw:style-name="gr2" draw:text-style-name="P39" svg:width="2.195cm" svg:height="0.782cm" svg:x="9.264cm" svg:y="0.963cm"><text:p/><draw:enhanced-geometry svg:viewBox="0 0 21600 21600" draw:type="rectangle" draw:enhanced-path="M 0 0 L 21600 0 21600 21600 0 21600 0 0 Z N"/></draw:custom-shape><text:span text:style-name="T4">Lets say we want to block a particular ipaddress, then the following command can be used </text:span></text:p>
      <text:p text:style-name="P20"><text:tab/> </text:p>
      <text:p text:style-name="P20"><draw:custom-shape text:anchor-type="paragraph" draw:z-index="3" draw:name="Shape2" draw:style-name="gr3" draw:text-style-name="P39" svg:width="2.19cm" svg:height="0.77cm" svg:x="6.936cm" svg:y="0.002cm"><text:p/><draw:enhanced-geometry svg:viewBox="0 0 21600 21600" draw:type="rectangle" draw:enhanced-path="M 0 0 L 21600 0 21600 21600 0 21600 0 0 Z N"/></draw:custom-shape><text:tab/><text:tab/> <text:s/><text:span text:style-name="T7"># iptables <text:s/>-A <text:s/>OUTPUT <text:s/>-s ipaddress <text:s/>-j <text:s/>DROP</text:span></text:p>
      <text:p text:style-name="P17"><draw:line text:anchor-type="paragraph" draw:z-index="0" draw:name="Shape1" draw:style-name="gr1" draw:text-style-name="P38" svg:x1="7.514cm" svg:y1="0.256cm" svg:x2="6.743cm" svg:y2="1.194cm"><text:p/></draw:line><draw:line text:anchor-type="paragraph" draw:z-index="1" draw:name="Shape1" draw:style-name="gr1" draw:text-style-name="P38" svg:x1="10.592cm" svg:y1="0.284cm" svg:x2="12.252cm" svg:y2="1.074cm"><text:p/></draw:line><text:tab/></text:p>
      <text:p text:style-name="P17"/>
      <text:p text:style-name="P17"><text:tab/><text:tab/><text:tab/><text:tab/><text:span text:style-name="T5">matching component<text:tab/><text:tab/>target component</text:span></text:p>
      <text:p text:style-name="P17"/>
      <text:p text:style-name="P14"><text:tab/>-<text:span text:style-name="T4">possible </text:span>matching component</text:p>
      <text:p text:style-name="P14"><text:tab/><text:tab/>-diff condition available to define rules </text:p>
      <text:p text:style-name="P14"><text:tab/><text:tab/>-match by protocol type </text:p>
      <text:p text:style-name="P14"><text:tab/><text:tab/>-destination or source address </text:p>
      <text:p text:style-name="P14"><text:tab/><text:tab/>-destination or source port</text:p>
      <text:p text:style-name="P14"><text:tab/><text:tab/>-input or output interface</text:p>
      <text:p text:style-name="P14"><text:tab/><text:tab/>-headers etc</text:p>
      <text:p text:style-name="P14"><text:tab/><text:tab/>-can also be combined to create complex rule set </text:p>
      <text:p text:style-name="P14"><text:tab/><text:tab/></text:p>
      <text:p text:style-name="P14"><text:tab/>-<text:span text:style-name="T4">possible </text:span>target component</text:p>
      <text:p text:style-name="P14"><text:tab/><text:tab/>-action triggered <text:s/>when a packet meets a matching criteria</text:p>
      <text:p text:style-name="P14"><text:tab/><text:tab/>-<text:span text:style-name="T6">are of 2 types</text:span></text:p>
      <text:p text:style-name="P14"><text:tab/><text:tab/><text:tab/>-<text:span text:style-name="T6">terminating <text:s/>target which ends further traversal</text:span></text:p>
      <text:p text:style-name="P14"><text:tab/><text:tab/><text:tab/><text:tab/>-<text:span text:style-name="T6">Accept,drop,queue,reject,return </text:span></text:p>
      <text:p text:style-name="P14"><text:tab/><text:tab/><text:tab/>-<text:span text:style-name="T6">non terminating which performs actions and continue the chain</text:span></text:p>
      <text:p text:style-name="P14"><text:tab/><text:tab/>-<text:span text:style-name="T6">all actions are not available for every table and chain</text:span></text:p>
      <text:p text:style-name="P14"/>
      <text:p text:style-name="P14"/>
      <text:p text:style-name="P33"/>
      <text:p text:style-name="P14"/>
      <text:p text:style-name="P25"><text:span text:style-name="T3">Commands with example</text:span></text:p>
      <text:p text:style-name="P25"><text:span text:style-name="T3"/></text:p>
      <text:p text:style-name="P21"><text:span text:style-name="T9">Check the status of iptables</text:span></text:p>
      <text:p text:style-name="P21"><text:span text:style-name="T9"># iptables -L -n -v <text:s/>//-L to list rules, -n for numeric format, -v for verbose</text:span></text:p>
      <text:p text:style-name="P21"><text:span text:style-name="T9"/></text:p>
      <text:p text:style-name="P21"><text:span text:style-name="T9">Append new rule in a chain</text:span></text:p>
      <text:p text:style-name="P21"><text:span text:style-name="T9">#iptables -t table -A chain <text:s/>-s ipaddress <text:s/>-j <text:s/>DROP</text:span></text:p>
      <text:p text:style-name="P21"><text:span text:style-name="T9">#iptables -t filter -A OUTPUT -s website.com -j DROP <text:s/>//Block specific website</text:span></text:p>
      <text:p text:style-name="P21"><text:span text:style-name="T9"/></text:p>
      <text:p text:style-name="P21"><text:span text:style-name="T9">Delete rule no 5 from a chain</text:span></text:p>
      <text:p text:style-name="P21"><text:span text:style-name="T9">#iptables -t table -D chain rule_number</text:span></text:p>
      <text:p text:style-name="P21"><text:span text:style-name="T9">#iptables -t filter -D chain 1<text:tab/>//assuming there is only one rule created </text:span></text:p>
      <text:p text:style-name="P21"><text:span text:style-name="T9"/></text:p>
      <text:p text:style-name="P21"><text:span text:style-name="T9">Flushing or deleting IPTables rules</text:span></text:p>
      <text:p text:style-name="P21"><text:span text:style-name="T9"># iptables -F</text:span></text:p>
      <text:p text:style-name="P21"><text:span text:style-name="T9"/></text:p>
      <text:p text:style-name="P7"><text:span text:style-name="T9"/></text:p>
      <text:p text:style-name="P8"><text:span text:style-name="T9">M</text:span><text:span text:style-name="T8">aking rules persistant</text:span></text:p>
      <text:p text:style-name="P22"><text:span text:style-name="T8">There are 2 ways</text:span></text:p>
      <text:p text:style-name="P29"><text:span text:style-name="T11"/></text:p>
      <text:p text:style-name="P29"><text:span text:style-name="T12">iptables-persistent</text:span></text:p>
      <text:p text:style-name="P27"><text:span text:style-name="T13">there is a package with the name "iptables-persistent" which takes over the automatic loading of the saved iptables rules.</text:span></text:p>
      <text:p text:style-name="P27"><text:span text:style-name="T13"><text:s/>To do this, the rules must be saved in the file /etc/iptables/rules.v4 </text:span><text:span text:style-name="T14">(</text:span><text:span text:style-name="T13">for IPv4 </text:span><text:span text:style-name="T14">)</text:span></text:p>
      <text:p text:style-name="P26"><text:span text:style-name="T13"/></text:p>
      <text:p text:style-name="P26"><text:span text:style-name="T13">For use, the package must simply be installed. </text:span></text:p>
      <text:p text:style-name="P26"><text:span text:style-name="T13">apt-get install iptables-persistent</text:span></text:p>
      <text:h text:style-name="P1" text:outline-level="2"><text:span text:style-name="T8"/></text:h>
      <text:h text:style-name="P1" text:outline-level="2"><text:bookmark text:name="iptables-save"/><text:span text:style-name="T8">iptables-save </text:span><text:span text:style-name="T10">and iptables-restore</text:span></text:h>
      <text:p text:style-name="Standard"/>
      <text:p text:style-name="Standard">$ <text:span text:style-name="T22">ap</text:span>sudo sh -c “iptables-save &gt; /etc/iptables.conf” <text:s/>//save the current state of iptables </text:p>
      <text:p text:style-name="Standard">$ sudo iptables-restore &lt; /etc/iptables.conf <text:s/>//restore from file again</text:p>
      <text:p text:style-name="Standard"/>
      <text:p text:style-name="P2">Note :the above command can be added to /etc/rc.local <text:s/>to enable automatic loading of the rules from iptables.conf</text:p>
      <text:p text:style-name="P17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9:12:18.344824708</meta:creation-date>
    <dc:date>2020-03-25T20:12:31.229419602</dc:date>
    <meta:editing-duration>PT6M10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3" meta:paragraph-count="114" meta:word-count="760" meta:character-count="4602" meta:non-whitespace-character-count="3803"/>
  </office:meta>
</office:document-meta>
</file>